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501" officeooo:paragraph-rsid="0014f501"/>
    </style:style>
    <style:style style:name="P2" style:family="paragraph" style:parent-style-name="Standard">
      <style:paragraph-properties fo:text-align="start" style:justify-single-word="false"/>
      <style:text-properties fo:font-size="16pt" officeooo:rsid="00158037" officeooo:paragraph-rsid="0014f501" style:font-size-asian="14pt" style:font-size-complex="16pt"/>
    </style:style>
    <style:style style:name="T1" style:family="text">
      <style:text-properties officeooo:rsid="0014f5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/>
      <text:p text:style-name="P1">Chapter 2 : The Calf</text:p>
      <text:p text:style-name="P1"/>
      <text:p text:style-name="P1">Sign 21</text:p>
      <text:p text:style-name="P1"/>
      <text:p text:style-name="P2">O<text:span text:style-name="T1">h, all of you, my</text:span> <text:span text:style-name="T1">People</text:span>! <text:span text:style-name="T1">Worship</text:span> your Lord; The One <text:span text:style-name="T1">W</text:span>ho created you and those from before you, so that you may become Righteou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21:46:18.365000000</meta:creation-date>
    <dc:date>2025-04-23T00:29:23.520000000</dc:date>
    <meta:editing-duration>PT43M42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" meta:word-count="39" meta:character-count="203" meta:non-whitespace-character-count="168"/>
  </office:meta>
</office:document-meta>
</file>